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9100563476886900119"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7726916713197124862"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4739846036849950788"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8576477478425157413"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299927595832200551"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4751569196645110398"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3339577534426149265"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7622188965595969991"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9532411" text:continue-list="list3339577534426149265"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223335067673062661"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527578"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537374"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9534911"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9538050"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524797"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7292273755794866798"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3916491183775147823"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495680214525214502"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544015" text:continue-numbering="true" text:style-name="L12">
        <text:list-item>
          <text:list>
            <text:list-header>
              <text:p text:style-name="P216">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242582941985720488" text:style-name="L13">
        <text:list-item>
          <text:list>
            <text:list-header>
              <text:p text:style-name="P205">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309439995065672754"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117657962760651110" text:style-name="L15">
        <text:list-item>
          <text:list>
            <text:list-header>
              <text:p text:style-name="P183">1.5 miles averaging about 9:40/mile and rest 1 min</text:p>
            </text:list-header>
          </text:list>
        </text:list-item>
      </text:list>
      <text:p text:style-name="P24">1 mile in 8:26 and rest 2 min</text:p>
      <text:list xml:id="list6635628343305853337"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466208669999308026" text:style-name="L17">
        <text:list-item>
          <text:list>
            <text:list-header>
              <text:p text:style-name="P185">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530205" text:continue-numbering="true" text:style-name="L17">
        <text:list-item>
          <text:list>
            <text:list-header>
              <text:p text:style-name="P185">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2031386288348905452"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884420663807194421"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210633638535938525"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9544826" text:continue-list="list3884420663807194421" text:style-name="L19">
        <text:list-item>
          <text:list>
            <text:list-header>
              <text:p text:style-name="P187">(Pace*HR)=1240</text:p>
            </text:list-header>
          </text:list>
        </text:list-item>
      </text:list>
      <text:list xml:id="list39548343" text:continue-list="list2031386288348905452" text:style-name="L18">
        <text:list-item>
          <text:list>
            <text:list-header>
              <text:p text:style-name="P186">2 miles at 10:46/mile Ave HR= 121 bpm and rest a few minutes</text:p>
            </text:list-header>
          </text:list>
        </text:list-item>
      </text:list>
      <text:list xml:id="list39544504" text:continue-list="list39544826"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9531708"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992696997935570910"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895722942756536887"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973007864883842094"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1685910722766946171"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355947590531576664"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030660824289131873"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9540906" text:continue-numbering="true" text:style-name="L26">
        <text:list-item>
          <text:list>
            <text:list-header>
              <text:p text:style-name="P191">0.1 mile lead in to a 4 mile run</text:p>
              <text:p text:style-name="P208">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530722"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938820542288366417"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019954290529875124"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361066706025880366"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300710040565549874"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738408087708781056"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532860267780868445" text:style-name="L32">
        <text:list-item>
          <text:list>
            <text:list-header>
              <text:p text:style-name="P197">0.25 miles in 2:54</text:p>
              <text:p text:style-name="P197">1 mile in 9:21 going faster as I ran and ending at around 8:30 pace</text:p>
            </text:list-header>
          </text:list>
        </text:list-item>
      </text:list>
      <text:list xml:id="list359798119135353597"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875804377393671037"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634394012278952354"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130887592509201438"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813305311835736478"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6199987103735455857"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Tues <text:s/>Sept <text:s/>3, 2024 <text:span text:style-name="T2">3.2 miles</text:span> running and 1 mile walking</text:p>
      <text:p text:style-name="P24">Warm up: 0.7 miles to the cemetery loop</text:p>
      <text:p text:style-name="P24">Run/walk: 10 loops (3.2 miles) in 40:51 or 12:46/mile</text:p>
      <text:p text:style-name="P24">I walked 0.1 miles during each loop for a total of 1 mile of walking </text:p>
      <text:p text:style-name="P24">Warm down: 0.3 miles home</text:p>
      <text:p text:style-name="P24"/>
      <text:p text:style-name="P24"/>
      <text:p text:style-name="P24"/>
      <text:p text:style-name="P24"><text:soft-page-break/>Wed <text:s/>Sept <text:s/>4, 2024 <text:span text:style-name="T2">3.2 miles</text:span> running and 1 mile walking</text:p>
      <text:p text:style-name="P24">Warm up: 0.7 miles to the cemetery loop</text:p>
      <text:p text:style-name="P24">Run/walk: 10 loops (3.2 miles) in 39:07 or 12:13/mile</text:p>
      <text:p text:style-name="P24">I walked 0.1 miles during each loop for a total of 1 mile of walking</text:p>
      <text:p text:style-name="P24">Compare to Sat <text:s/>Aug 31, 2024 when I walked 0.05 miles during each loop.</text:p>
      <text:p text:style-name="P24">I really felt good during the run today and also after! </text:p>
      <text:p text:style-name="P24">Warm down: 0.3 miles home</text:p>
      <text:p text:style-name="P24"/>
      <text:p text:style-name="P24">Thur Sept 5, 2024 <text:span text:style-name="T2">3 miles running</text:span> and ½ miles walking</text:p>
      <text:p text:style-name="P24">I ran 3 miles and walked ½ mile mostly on the cemetery loop. </text:p>
      <text:p text:style-name="P24">1 mile of the running was a mile on the loop in 9:51.</text:p>
      <text:p text:style-name="P24"/>
      <text:p text:style-name="P24">Fri Sept 6, 2024 <text:span text:style-name="T2">5.1 miles running</text:span></text:p>
      <text:p text:style-name="P24">Warm up: 0.5 miles to the top of the road in Greedale Cemetery and rested a little</text:p>
      <text:p text:style-name="P24">Run: 2 x (all down hill on the cemetery main road and on Randolph St. to Madison Ave and back up the hill to the start). Total distance: 4.22 miles, <text:span text:style-name="T2">Sum of ascents: 518 feet</text:span>, total time: 53:47, </text:p>
      <text:p text:style-name="P24">Ave Pace: 12:45, Splits: 11:31, 16:15, 11:37, 14:23. </text:p>
      <text:p text:style-name="P24">Time for first half: 27:46, Time for second half: 26:00, </text:p>
      <text:p text:style-name="P24">The second time up the hill was fast and I felt good!</text:p>
      <text:p text:style-name="P24">Warm down: 0.38 miles home</text:p>
      <text:p text:style-name="P24"/>
      <text:p text:style-name="P10">During the past week: 21.4 miles</text:p>
      <text:p text:style-name="P24"/>
      <text:p text:style-name="P24">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text:soft-page-break/>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oft-page-break/><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88443330664392113"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ext:soft-page-break/>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06T19:27:32.88</dc:date>
    <dc:creator>James Lombardi</dc:creator>
    <meta:editing-duration>P33DT6H51M28S</meta:editing-duration>
    <meta:editing-cycles>2342</meta:editing-cycles>
    <meta:generator>OpenOffice/4.1.2$Win32 OpenOffice.org_project/412m3$Build-9782</meta:generator>
    <meta:document-statistic meta:table-count="0" meta:image-count="9" meta:object-count="0" meta:page-count="230" meta:paragraph-count="6785" meta:word-count="72506" meta:character-count="370707"/>
  </office:meta>
</office:document-meta>
</file>